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ea478"/>
    </style:style>
    <style:style style:name="P2" style:family="paragraph" style:parent-style-name="Standard">
      <style:paragraph-properties fo:text-align="start" style:justify-single-word="false"/>
      <style:text-properties fo:font-size="11pt" officeooo:paragraph-rsid="000ea478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paragraph-rsid="000fb9f7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110414" style:font-size-asian="11pt" style:font-size-complex="11pt"/>
    </style:style>
    <style:style style:name="P5" style:family="paragraph" style:parent-style-name="Standard">
      <style:text-properties fo:font-size="11pt" officeooo:paragraph-rsid="00111851" style:font-size-asian="11pt" style:font-size-complex="11pt"/>
    </style:style>
    <style:style style:name="P6" style:family="paragraph" style:parent-style-name="Standard">
      <style:text-properties fo:font-size="11pt" officeooo:paragraph-rsid="00119d16" style:font-size-asian="11pt" style:font-size-complex="11pt"/>
    </style:style>
    <style:style style:name="P7" style:family="paragraph" style:parent-style-name="Standard">
      <style:text-properties fo:font-size="11pt" officeooo:paragraph-rsid="0012d660" style:font-size-asian="11pt" style:font-size-complex="11pt"/>
    </style:style>
    <style:style style:name="P8" style:family="paragraph" style:parent-style-name="Standard">
      <style:text-properties fo:font-size="11pt" officeooo:paragraph-rsid="00139d36" style:font-size-asian="11pt" style:font-size-complex="11pt"/>
    </style:style>
    <style:style style:name="P9" style:family="paragraph" style:parent-style-name="Standard">
      <style:text-properties fo:font-size="11pt" officeooo:paragraph-rsid="001446a4" style:font-size-asian="11pt" style:font-size-complex="11pt"/>
    </style:style>
    <style:style style:name="P10" style:family="paragraph" style:parent-style-name="Standard">
      <style:text-properties fo:font-size="11pt" officeooo:paragraph-rsid="001787b9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0ea478" officeooo:paragraph-rsid="000ea478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0fb9f7" officeooo:paragraph-rsid="00194dfc" style:font-size-asian="11pt" style:font-size-complex="11pt"/>
    </style:style>
    <style:style style:name="P13" style:family="paragraph" style:parent-style-name="Standard">
      <style:text-properties fo:font-size="11pt" officeooo:rsid="00111851" officeooo:paragraph-rsid="001787b9" style:font-size-asian="11pt" style:font-size-complex="11pt"/>
    </style:style>
    <style:style style:name="P14" style:family="paragraph" style:parent-style-name="Standard">
      <style:text-properties fo:font-size="11pt" officeooo:rsid="00119d16" officeooo:paragraph-rsid="00119d16" style:font-size-asian="11pt" style:font-size-complex="11pt"/>
    </style:style>
    <style:style style:name="P15" style:family="paragraph" style:parent-style-name="Standard">
      <style:text-properties fo:font-size="11pt" officeooo:rsid="0012d660" officeooo:paragraph-rsid="0012d660" style:font-size-asian="11pt" style:font-size-complex="11pt"/>
    </style:style>
    <style:style style:name="P16" style:family="paragraph" style:parent-style-name="Standard">
      <style:text-properties fo:font-size="11pt" officeooo:rsid="001446a4" officeooo:paragraph-rsid="001446a4" style:font-size-asian="11pt" style:font-size-complex="11pt"/>
    </style:style>
    <style:style style:name="P17" style:family="paragraph" style:parent-style-name="Standard">
      <style:text-properties officeooo:paragraph-rsid="001446a4"/>
    </style:style>
    <style:style style:name="P18" style:family="paragraph" style:parent-style-name="Standard">
      <style:text-properties officeooo:paragraph-rsid="0017f681"/>
    </style:style>
    <style:style style:name="P19" style:family="paragraph" style:parent-style-name="Standard">
      <style:text-properties officeooo:paragraph-rsid="001b428b"/>
    </style:style>
    <style:style style:name="P20" style:family="paragraph" style:parent-style-name="Standard">
      <style:text-properties fo:font-size="10pt" officeooo:paragraph-rsid="001b428b" style:font-size-asian="8.75pt" style:font-size-complex="10pt"/>
    </style:style>
    <style:style style:name="T1" style:family="text">
      <style:text-properties fo:color="#c9211e" loext:opacity="100%" fo:font-size="13pt" style:text-underline-style="solid" style:text-underline-width="auto" style:text-underline-color="font-color" fo:font-weight="bold" officeooo:rsid="000dd06f" style:font-size-asian="13pt" style:font-weight-asian="bold" style:font-size-complex="13pt" style:font-weight-complex="bold"/>
    </style:style>
    <style:style style:name="T2" style:family="text">
      <style:text-properties fo:color="#c9211e" loext:opacity="100%" fo:font-size="13pt" style:text-underline-style="none" fo:font-weight="bold" style:font-size-asian="13pt" style:font-weight-asian="bold" style:font-size-complex="13pt" style:font-weight-complex="bold"/>
    </style:style>
    <style:style style:name="T3" style:family="text">
      <style:text-properties officeooo:rsid="000ea478"/>
    </style:style>
    <style:style style:name="T4" style:family="text">
      <style:text-properties officeooo:rsid="000fb9f7"/>
    </style:style>
    <style:style style:name="T5" style:family="text">
      <style:text-properties officeooo:rsid="00110414"/>
    </style:style>
    <style:style style:name="T6" style:family="text">
      <style:text-properties officeooo:rsid="00111851"/>
    </style:style>
    <style:style style:name="T7" style:family="text">
      <style:text-properties officeooo:rsid="00119d16"/>
    </style:style>
    <style:style style:name="T8" style:family="text">
      <style:text-properties officeooo:rsid="0012d660"/>
    </style:style>
    <style:style style:name="T9" style:family="text">
      <style:text-properties officeooo:rsid="00139d36"/>
    </style:style>
    <style:style style:name="T10" style:family="text">
      <style:text-properties fo:font-size="11pt" officeooo:rsid="000dd06f" style:font-size-asian="11pt" style:font-size-complex="11pt"/>
    </style:style>
    <style:style style:name="T11" style:family="text">
      <style:text-properties fo:font-size="11pt" officeooo:rsid="000ea478" style:font-size-asian="11pt" style:font-size-complex="11pt"/>
    </style:style>
    <style:style style:name="T12" style:family="text">
      <style:text-properties fo:font-size="11pt" officeooo:rsid="001446a4" style:font-size-asian="11pt" style:font-size-complex="11pt"/>
    </style:style>
    <style:style style:name="T13" style:family="text">
      <style:text-properties fo:font-size="11pt" officeooo:rsid="00139d36" style:font-size-asian="11pt" style:font-size-complex="11pt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bold" officeooo:rsid="001b428b" style:font-weight-asian="bold" style:font-weight-complex="bold"/>
    </style:style>
    <style:style style:name="T16" style:family="text">
      <style:text-properties officeooo:rsid="001787b9"/>
    </style:style>
    <style:style style:name="T17" style:family="text">
      <style:text-properties fo:font-size="10pt" style:text-underline-style="none" fo:font-weight="bold" officeooo:rsid="001b428b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4"><text:s text:c="8"/></text:span><text:span text:style-name="T15">Student Name: Gökay Gülsoy </text:span><text:span text:style-name="T14"><text:s text:c="2"/></text:span></text:p>
      <text:p text:style-name="P19"><text:span text:style-name="T14"><text:s text:c="6"/></text:span><text:span text:style-name="T15"><text:s/></text:span><text:span text:style-name="T17">Student Number: 270201072</text:span></text:p>
      <text:p text:style-name="P19"><text:span text:style-name="T17"/></text:p>
      <text:p text:style-name="P19"><text:span text:style-name="T14"><text:s text:c="9"/></text:span><text:span text:style-name="T2">-</text:span><text:span text:style-name="T1">AFFECTIVE MULTIMODAL HUMAN-COMPUTER INTERACTION-</text:span><text:span text:style-name="T14"> <text:s text:c="19"/></text:span></text:p>
      <text:p text:style-name="P18"><text:s text:c="24"/></text:p>
      <text:p text:style-name="P1"><text:s text:c="24"/><text:span text:style-name="T10">Current HCI design’s insensitivity is </text:span><text:span text:style-name="T11">admissible for well-codified duties but </text:span></text:p>
      <text:p text:style-name="P11"><text:s/></text:p>
      <text:p text:style-name="P2"><text:span text:style-name="T3"><text:s text:c="9"/>this type of categorial computing is </text:span><text:span text:style-name="T4">irrelevant</text:span><text:span text:style-name="T3"> in terms of design perspective. It is </text:span><text:span text:style-name="T4">a</text:span></text:p>
      <text:p text:style-name="P2"/>
      <text:p text:style-name="P11"><text:s text:c="8"/>significant obstacle to having adaptable machines capable of adopting themselves to user’s</text:p>
      <text:p text:style-name="P2"><text:s/></text:p>
      <text:p text:style-name="P3"><text:span text:style-name="T4"><text:s text:c="8"/>level of </text:span><text:span text:style-name="T3">caution, </text:span><text:span text:style-name="T4">desires, state of mind, and purpose. There are three essential </text:span><text:span text:style-name="T5">techniques</text:span><text:span text:style-name="T4"> </text:span></text:p>
      <text:p text:style-name="P3"/>
      <text:p text:style-name="P4"><text:span text:style-name="T4"><text:s text:c="8"/>which can be utilized to infer human-affect</text:span><text:span text:style-name="T16">ive</text:span><text:span text:style-name="T4"> states and these </text:span><text:span text:style-name="T5">techniques </text:span><text:span text:style-name="T4">can later be used</text:span></text:p>
      <text:p text:style-name="P3"/>
      <text:p text:style-name="P12"><text:s text:c="8"/>In implementing different types of affect-analyzers to adapt machines according to human </text:p>
      <text:p text:style-name="P3"/>
      <text:p text:style-name="P4"><text:span text:style-name="T4"><text:s text:c="8"/>behaviour. These </text:span><text:span text:style-name="T7">three</text:span><text:span text:style-name="T4"> </text:span><text:span text:style-name="T5">techniques</text:span><text:span text:style-name="T4"> are </text:span><text:span text:style-name="T5">body-affect, facial-affect, and vocal-affect analysis.</text:span><text:span text:style-name="T4"> <text:s text:c="2"/></text:span></text:p>
      <text:p text:style-name="P4"><text:span text:style-name="T4"><text:s text:c="21"/></text:span><text:span text:style-name="T3"><text:s text:c="3"/></text:span><text:s text:c="5"/></text:p>
      <text:p text:style-name="P5"><text:s text:c="26"/><text:span text:style-name="T5">Automatic evaluation of dulness, recklessness, tension </text:span><text:span text:style-name="T6">and similar attitudinal </text:span><text:span text:style-name="T5"><text:s/></text:span></text:p>
      <text:p text:style-name="P5"/>
      <text:p text:style-name="P5"><text:span text:style-name="T6"><text:s text:c="8"/>properties </text:span><text:span text:style-name="T5">would be considerably valuable in which </text:span><text:span text:style-name="T6">firm care is is needed for important but <text:s/></text:span></text:p>
      <text:p text:style-name="P5"/>
      <text:p text:style-name="P13"><text:s text:c="8"/>boring <text:s/>tasks. In order to assess these behavioral properties there is an need for dependable analysis </text:p>
      <text:p text:style-name="P5"/>
      <text:p text:style-name="P6"><text:span text:style-name="T6"><text:s text:c="7"/>techniques. First technique employed is facial-affect analysis. </text:span><text:span text:style-name="T7">When facial expressions and </text:span></text:p>
      <text:p text:style-name="P6"/>
      <text:p text:style-name="P14"><text:s text:c="7"/>body gestures are reflected together, it seems to be the most prominent way for human to</text:p>
      <text:p text:style-name="P6"/>
      <text:p text:style-name="P14"><text:s text:c="7"/>interpret behavioral cues. Second technique exploited is body-affect analysis. According</text:p>
      <text:p text:style-name="P6"/>
      <text:p text:style-name="P14"><text:s text:c="7"/>to researches conducted so far, body-affect analysis has shown to be more useful when used</text:p>
      <text:p text:style-name="P6"/>
      <text:p text:style-name="P14"><text:s text:c="7"/>along with facial-affect analysis because of this reason these two techniques are bundled and </text:p>
      <text:p text:style-name="P6"/>
      <text:p text:style-name="P7"><text:span text:style-name="T7"><text:s text:c="7"/>used together in experiments. </text:span><text:span text:style-name="T8">Third technique utilized is vocal-affect analysis considered <text:s/></text:span></text:p>
      <text:p text:style-name="P7"/>
      <text:p text:style-name="P15"><text:s text:c="7"/>somewhat more unreliable when used solely because current vocal-affect analyzers are </text:p>
      <text:p text:style-name="P7"/>
      <text:p text:style-name="P15"><text:s text:c="7"/>not capable of performing context-sensitive analysis and they do not analyze the obtained </text:p>
      <text:p text:style-name="P7"/>
      <text:p text:style-name="P15"><text:s text:c="7"/>vocal expression information on different time scales. Researches have shown that combining </text:p>
      <text:p text:style-name="P7"/>
      <text:p text:style-name="P8"><text:span text:style-name="T8"><text:s text:c="7"/>these three modalities </text:span><text:span text:style-name="T9">can provide results <text:s/>which can achieve an accuracy of 75% to 85%.</text:span></text:p>
      <text:p text:style-name="P8"><text:span text:style-name="T8"><text:s text:c="11"/></text:span><text:span text:style-name="T7"><text:s text:c="6"/></text:span><text:span text:style-name="T6"><text:s text:c="2"/></text:span></text:p>
      <text:p text:style-name="P8"><text:s text:c="26"/><text:span text:style-name="T9">In summary, Latest proposals are towards using three techniques as a combination</text:span></text:p>
      <text:p text:style-name="P8"/>
      <text:p text:style-name="P8"><text:span text:style-name="T9"><text:s text:c="7"/>can provide better accuracy in determining human behaviours in an context </text:span><text:span text:style-name="T16">in</text:span><text:span text:style-name="T9">dependent way,</text:span></text:p>
      <text:p text:style-name="P8"/>
      <text:p text:style-name="P10"><text:span text:style-name="T9"><text:s text:c="7"/>but still existing methods aimed at the automation of human affect analysis are context-</text:span><text:span text:style-name="T16">in</text:span><text:span text:style-name="T9">sensitive.</text:span></text:p>
      <text:p text:style-name="P8"/>
      <text:p text:style-name="P16"><text:s text:c="7"/>Latest researches are aimed to construct unified database which can be used to hold previous </text:p>
      <text:p text:style-name="P9"/>
      <text:p text:style-name="P16"><text:s text:c="7"/>research data along with the newly produced data so that research communities can work together</text:p>
      <text:p text:style-name="P9"/>
      <text:p text:style-name="P17"><text:span text:style-name="T12"><text:s text:c="7"/>to construct more reliable datasets which increse the affect-analyzer accuracies for better inference.</text:span><text:span text:style-name="T13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6:40:22.981181310</meta:creation-date>
    <dc:date>2023-05-25T12:21:38.048541371</dc:date>
    <meta:editing-duration>PT17M2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349" meta:character-count="2826" meta:non-whitespace-character-count="2117"/>
  </office:meta>
</office:document-meta>
</file>